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margin-left="1.251cm" fo:margin-right="0cm" fo:text-align="start" style:justify-single-word="false" fo:text-indent="0cm" style:auto-text-indent="false"/>
    </style:style>
    <style:style style:name="P5" style:family="paragraph" style:parent-style-name="Standard">
      <style:paragraph-properties fo:margin-left="1.251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uet expansion shield</text:p>
      <text:p text:style-name="P1"/>
      <text:p text:style-name="P1">Specification</text:p>
      <text:p text:style-name="P1"/>
      <text:p text:style-name="P2">The shield will be based on the Duet 0.7 design and, on the schematic, will be achieved by throwing away the processor, communications and other circuitry, and adding some extra components.</text:p>
      <text:p text:style-name="P2"/>
      <text:p text:style-name="P2">The accompanying diagram is based on the Duet 0.6. <text:s/>The shield will have to attach to the Duet 0.6 footprint.</text:p>
      <text:p text:style-name="P2"/>
      <text:p text:style-name="P2">The shield will mount on the following connectors on the Duet (yellow):</text:p>
      <text:p text:style-name="P2"/>
      <text:p text:style-name="P4">EXPANSION</text:p>
      <text:p text:style-name="P4">E0 MOT/STOP</text:p>
      <text:p text:style-name="P4">E0_HEATER</text:p>
      <text:p text:style-name="P4">E0_TEMP (NB – analogue ground is available from this connector)</text:p>
      <text:p text:style-name="P4">FAN0</text:p>
      <text:p text:style-name="P2"/>
      <text:p text:style-name="P2">In addition it will have 12V input from two side-facing soldered spade connectors <text:s/>roughly in the location of the Duet's POWER_IN connector.</text:p>
      <text:p text:style-name="P2"/>
      <text:p text:style-name="P2">The shield will have four stepper drivers, two heater-driver MOSFETs, and two temperature sensor input circuits, just like the Duet. <text:s/>The processor pins used to drive these will be the same as those used by the existing Duet expansion board. <text:s/>The stepper outputs will be filtered, as on the Duet 0.7. <text:s/>But for the first production the chokes will be replaced by 0R resistors (can we get some that will fit, or maybe put two solderlinks under each one?) and the filter capacitors will be omitted.</text:p>
      <text:p text:style-name="P2"/>
      <text:p text:style-name="P2">The <text:s/>E0 MOT/STOP, E0_HEATER, E0_TEMP, the new E1 equivalents, and the FAN0 connections will be routed to right-angle keyed Molex outputs along a line parallel to the centres of the mounting holes and 17+/-3 mm away (see diagram – the crossing points of the dot-dash lines through the mounting hole centres are the centres of these connectors). <text:s/>The four stepper outputs will also appear along this line. <text:s/>E0 and E1 (12 pins altogether) will not fit side-by-side. <text:s/>They will have to be staggered front/back to fit in.</text:p>
      <text:p text:style-name="P2"/>
      <text:p text:style-name="P2">The features coloured red on the diagram will need to be accessible on the Duet when the shield is mounted, meaning that it will not be rectangular. <text:s/>Rounded PCB corners are preferred.</text:p>
      <text:p text:style-name="P2"/>
      <text:p text:style-name="P2">The shield will have the following outputs (RA = right-angled keyed Molex; V = vertical keyed Molex). <text:s/>The RA connections need to be along the chain line as indicated. <text:s/>The V headers can be elsewhere. </text:p>
      <text:p text:style-name="P2"/>
      <text:p text:style-name="P4">E0 MOT/STOP (RA 6 pins)</text:p>
      <text:p text:style-name="P4">E0_HEATER + E0_TEMP (RA 6 pins)</text:p>
      <text:p text:style-name="P4">FAN0 (RA 2 pins)</text:p>
      <text:p text:style-name="P4">E1 MOT/STOP (RA 7 pins)</text:p>
      <text:p text:style-name="P4">E2 MOT/STOP (RA 7 pins)</text:p>
      <text:p text:style-name="P4">STEPPER_RIBBON (V 2x20 pins)</text:p>
      <text:p text:style-name="P4">E1_HEATER + E1_TEMP (RA 6 pins)</text:p>
      <text:p text:style-name="P4">E2_HEATER + E2_TEMP (RA 6 pins)</text:p>
      <text:p text:style-name="P4">PROBE (V 4 pins)</text:p>
      <text:p text:style-name="P4">G, 12V (V 2 pins)</text:p>
      <text:p text:style-name="P4">G, 12V (V 2 pins)</text:p>
      <text:p text:style-name="P4"><text:soft-page-break/>G, 12V (V 2 pins)</text:p>
      <text:p text:style-name="P4">STEP_PINS (V 4 pins)</text:p>
      <text:p text:style-name="P4">EXPANSION2 (V 2x15 pins)</text:p>
      <text:p text:style-name="P4"/>
      <text:p text:style-name="P2"/>
      <text:p text:style-name="P5">Notes:</text:p>
      <text:p text:style-name="P4"/>
      <text:p text:style-name="P4">E0 MOT/STOP (RA 6 pins)</text:p>
      <text:p text:style-name="P4"/>
      <text:p text:style-name="P4">Feed-through from Duet. <text:s/>Positioned as indicated on the chain line. <text:s/>Pins point to the left on the diagram.</text:p>
      <text:p text:style-name="P4"/>
      <text:p text:style-name="P4">E0_HEATER + E0_TEMP (RA 6 pins)</text:p>
      <text:p text:style-name="P4"/>
      <text:p text:style-name="P4">Feed-through from Duet. <text:s/>Positioned as indicated on the chain line. <text:s/>Pins point to the left on the diagram.</text:p>
      <text:p text:style-name="P4"/>
      <text:p text:style-name="P4">FAN0 (RA 2 pins)</text:p>
      <text:p text:style-name="P4"/>
      <text:p text:style-name="P4">Feed-through from Duet. <text:s/>Positioned as indicated on the chain line. <text:s/>Pins point to the left on the diagram.</text:p>
      <text:p text:style-name="P4"/>
      <text:p text:style-name="P4">E1 MOT/STOP (RA 7 pins)</text:p>
      <text:p text:style-name="P4"/>
      <text:p text:style-name="P4">Positioned as indicated on the chain line. <text:s/>Pins point to the left on the diagram.</text:p>
      <text:p text:style-name="P4"/>
      <text:p text:style-name="P4">E2 MOT/STOP (RA 7 pins)</text:p>
      <text:p text:style-name="P4"/>
      <text:p text:style-name="P4">Positioned anywhere on the chain line. <text:s/>Pins point to the left on the diagram.</text:p>
      <text:p text:style-name="P4"/>
      <text:p text:style-name="P4">STEPPER_RIBBON (V 2x20 pins)</text:p>
      <text:p text:style-name="P4"/>
      <text:p text:style-name="P4">This needs to have the five stepper drives (four from the shield; one fed through from E0_MOT on the Duet) arranged in 2x2 squares, each followed by a 2x2 square for the three pins of the stop connection. <text:s/>The unused stop connection pin should be grounded. <text:s/>The 2x2 stepper connections will mean that the four stepper wires are adjacent in the ribbon, for easy break-out at the other end.</text:p>
      <text:p text:style-name="P4"/>
      <text:p text:style-name="P4">E1_HEATER + E1_TEMP (RA 6 pins)</text:p>
      <text:p text:style-name="P4">E2_HEATER + E2_TEMP (RA 6 pins)</text:p>
      <text:p text:style-name="P4"/>
      <text:p text:style-name="P4">E1 needs to be placed near to E0 either side of the chain line on the diagram. <text:s/>They can be more than the +/-3mm apart if needs be to allow plugs to be inserted sideways. <text:s/>E2 can be anywhere reasonable on the chain line. <text:s/>Both E1 and E2 <text:span text:style-name="T2">TEMP should use VSSA as their ground (available from E0_TEMP).</text:span></text:p>
      <text:p text:style-name="P4"><text:span text:style-name="T2"/></text:p>
      <text:p text:style-name="P6"/>
      <text:p text:style-name="P4">PROBE (V 4 pins)</text:p>
      <text:p text:style-name="P4"/>
      <text:p text:style-name="P4">A 4 pin connector in the following Arduino pin sequence: +3V3, D52, Gnd, A10</text:p>
      <text:p text:style-name="P4"/>
      <text:p text:style-name="P4"/>
      <text:p text:style-name="P4"><text:soft-page-break/>G, 12V (V 2 pins)</text:p>
      <text:p text:style-name="P4">G, 12V (V 2 pins)</text:p>
      <text:p text:style-name="P4">G, 12V (V 2 pins)</text:p>
      <text:p text:style-name="P4"/>
      <text:p text:style-name="P4">Three two-pin headers connected to the power lines.</text:p>
      <text:p text:style-name="P4"/>
      <text:p text:style-name="P4">STEP_PINS (V 4 pins)</text:p>
      <text:p text:style-name="P4"/>
      <text:p text:style-name="P4">Diagnostic pins connected to the step input pins of the four stepper control chips on the shield board.</text:p>
      <text:p text:style-name="P4"/>
      <text:p text:style-name="P4">EXPANSION2 (V 2x15 pins)</text:p>
      <text:p text:style-name="P4"/>
      <text:p text:style-name="P4">The first 26 pins are identical to the 26 pins of EXPANSION1/J7 on the Duet expansion board. <text:s/>The final four are VSSA (available from E0_TEMP on the Duet) plus three grounds.</text:p>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Bowyer</meta:initial-creator>
    <meta:creation-date>2014-10-31T10:25:14</meta:creation-date>
    <dc:date>2014-10-31T17:40:09</dc:date>
    <dc:creator>Adrian Bowyer</dc:creator>
    <meta:editing-duration>PT6H59M44S</meta:editing-duration>
    <meta:editing-cycles>16</meta:editing-cycles>
    <meta:generator>LibreOffice/3.5$Linux_X86_64 LibreOffice_project/350m1$Build-2</meta:generator>
    <meta:document-statistic meta:table-count="0" meta:image-count="0" meta:object-count="0" meta:page-count="3" meta:paragraph-count="55" meta:word-count="762" meta:character-count="4247" meta:non-whitespace-character-count="3513"/>
  </office:meta>
</office:document-meta>
</file>